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text-properties style:text-position="sub 58%"/>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list-style-name="L16"/>
    <style:style style:name="P58" style:family="paragraph" style:parent-style-name="Text_20_body" style:list-style-name="L17"/>
    <style:style style:name="P59" style:family="paragraph" style:parent-style-name="Text_20_body" style:list-style-name="L18"/>
    <style:style style:name="P60" style:family="paragraph" style:parent-style-name="Text_20_body" style:list-style-name="L19"/>
    <style:style style:name="P61" style:family="paragraph" style:parent-style-name="Text_20_body" style:list-style-name="L20"/>
    <style:style style:name="P62" style:family="paragraph" style:parent-style-name="Text_20_body" style:list-style-name="L21"/>
    <style:style style:name="P63" style:family="paragraph" style:parent-style-name="Text_20_body" style:list-style-name="L22"/>
    <style:style style:name="P64" style:family="paragraph" style:parent-style-name="Text_20_body" style:list-style-name="L23"/>
    <style:style style:name="P65" style:family="paragraph" style:parent-style-name="Text_20_body" style:list-style-name="L24"/>
    <style:style style:name="P66" style:family="paragraph" style:parent-style-name="Text_20_body" style:list-style-name="L26"/>
    <style:style style:name="P67" style:family="paragraph" style:parent-style-name="Text_20_body" style:list-style-name="L27"/>
    <style:style style:name="P68" style:family="paragraph" style:parent-style-name="Text_20_body" style:list-style-name="L28"/>
    <style:style style:name="P69" style:family="paragraph" style:parent-style-name="Text_20_body" style:list-style-name="L29"/>
    <style:style style:name="P70" style:family="paragraph" style:parent-style-name="Text_20_body" style:list-style-name="L30"/>
    <style:style style:name="P71" style:family="paragraph" style:parent-style-name="Text_20_body" style:list-style-name="L31"/>
    <style:style style:name="P72" style:family="paragraph" style:parent-style-name="Text_20_body" style:list-style-name="L32"/>
    <style:style style:name="P73" style:family="paragraph" style:parent-style-name="Text_20_body" style:list-style-name="L34"/>
    <style:style style:name="P74" style:family="paragraph" style:parent-style-name="Text_20_body" style:list-style-name="L35"/>
    <style:style style:name="P75" style:family="paragraph" style:parent-style-name="Text_20_body" style:list-style-name="L22">
      <style:paragraph-properties fo:margin-left="1.251cm" fo:margin-right="0cm" fo:text-indent="0cm" style:auto-text-indent="false"/>
    </style:style>
    <style:style style:name="P76" style:family="paragraph" style:parent-style-name="Text_20_body" style:list-style-name="L27">
      <style:paragraph-properties fo:margin-left="1.251cm" fo:margin-right="0cm" fo:text-indent="0cm" style:auto-text-indent="false"/>
    </style:style>
    <style:style style:name="P77" style:family="paragraph" style:parent-style-name="Text_20_body" style:list-style-name="L33">
      <style:paragraph-properties fo:margin-left="2.205cm" fo:margin-right="0cm" fo:text-indent="0cm" style:auto-text-indent="false"/>
    </style:style>
    <style:style style:name="P78" style:family="paragraph" style:parent-style-name="Corps_20_de_20_texte.Paragraph" style:list-style-name="L22">
      <style:paragraph-properties fo:margin-left="1.251cm" fo:margin-right="0cm" fo:text-indent="0cm" style:auto-text-indent="false"/>
    </style:style>
    <style:style style:name="P79" style:family="paragraph" style:parent-style-name="Heading_20_1" style:master-page-name="">
      <style:paragraph-properties style:page-number="auto" fo:break-before="page"/>
    </style:style>
    <style:style style:name="P80" style:family="paragraph" style:parent-style-name="Heading_20_1" style:master-page-name="">
      <style:paragraph-properties style:page-number="auto" fo:break-before="page">
        <style:tab-stops/>
      </style:paragraph-properties>
    </style:style>
    <style:style style:name="P81" style:family="paragraph" style:parent-style-name="Heading_20_1" style:master-page-name="">
      <style:paragraph-properties style:page-number="auto" fo:break-before="auto" fo:break-after="auto"/>
    </style:style>
    <style:style style:name="P82" style:family="paragraph" style:parent-style-name="Heading_20_3" style:master-page-name="">
      <style:paragraph-properties style:page-number="auto" fo:break-before="page"/>
    </style:style>
    <style:style style:name="P83" style:family="paragraph" style:parent-style-name="Heading_20_2" style:master-page-name="">
      <style:paragraph-properties style:page-number="auto" fo:break-before="pag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curly_de-DE-0.99.0.oxt&#13;&#13;15.06.2020 21:23:49&#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curly_de-DE-A-0.99.0.oxt&#13;&#13;15.06.2020 21:24:00&#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curly_de-DE-L-0.99.0.oxt&#13;&#13;15.06.2020 21:24:0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ext:p text:style-name="P31"/>
      <text:p text:style-name="P32">Extension Compiler</text:p>
      <text:p text:style-name="TitreDoc">Description and Tool for</text:p>
      <text:p text:style-name="TitreDoc">tools eExtension : <text:file-name text:display="name">curly_de-DE</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7220872283288170708" text:style-name="L1">
        <text:list-item>
          <text:p text:style-name="P42">Basic macros with add-on buttons and / or menus (just like the old Add-On concept)</text:p>
        </text:list-item>
        <text:list-item>
          <text:p text:style-name="P42">Java, JavaScript, Beanshell, Python based scripts with add-on buttons and / or menus</text:p>
        </text:list-item>
        <text:list-item>
          <text:p text:style-name="P42">Only a script library or dialog library without any addition or change in buttons or menu </text:p>
        </text:list-item>
        <text:list-item>
          <text:p text:style-name="P42">Configuration files, including changes (mergings) in existing menus and toolbars</text:p>
        </text:list-item>
        <text:list-item>
          <text:p text:style-name="P42">Extensions containing Uno components</text:p>
        </text:list-item>
        <text:list-item>
          <text:p text:style-name="P42">Extensions using libraries in native computer language.</text:p>
        </text:list-item>
        <text:list-item>
          <text:p text:style-name="P42">Or a mix of the elements above.</text:p>
        </text:list-item>
        <text:list-item>
          <text:p text:style-name="P42">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3"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5744222871161662668" text:style-name="L2">
        <text:list-item>
          <text:p text:style-name="P43">Version 2.1.2 :</text:p>
        </text:list-item>
      </text:list>
      <text:list xml:id="list2461549039338179297" text:style-name="L3">
        <text:list-item>
          <text:list>
            <text:list-item>
              <text:p text:style-name="P44">Localized help : resolved non-functional hyperlink due to API incompatibility introduced by Apache OpenOffice 4.1 (and LibreOffice 4.0).</text:p>
            </text:list-item>
          </text:list>
        </text:list-item>
      </text:list>
      <text:list xml:id="list41466889" text:continue-list="list5744222871161662668" text:style-name="L2">
        <text:list-item>
          <text:p text:style-name="P43">Version 2.1.1 :</text:p>
        </text:list-item>
      </text:list>
      <text:list xml:id="list3030830523399694127" text:style-name="L4">
        <text:list-item>
          <text:list>
            <text:list-item>
              <text:p text:style-name="P45">Documentation chapter 3.7.10 <text:span text:style-name="InstructionMacro">setMergePoint</text:span>, the list of commands for Arg2 was incorrect.</text:p>
            </text:list-item>
            <text:list-item>
              <text:p text:style-name="P45">Example in module Template7 had an incorrect argument Arg3 in <text:span text:style-name="InstructionMacro">setMergePoint</text:span>.</text:p>
            </text:list-item>
            <text:list-item>
              <text:p text:style-name="P45">When creating an hyperlink in a help page, the keyword (internal, external, etc) is now recognized in any character case.</text:p>
            </text:list-item>
            <text:list-item>
              <text:p text:style-name="P45">Creation of localized help, hyperlink to an existing OpenOffice help page : the address of a help page displayed by the macro was incorrect when the page was found by a help search.</text:p>
            </text:list-item>
          </text:list>
        </text:list-item>
      </text:list>
      <text:list xml:id="list41458196" text:continue-list="list41466889" text:style-name="L2">
        <text:list-item>
          <text:p text:style-name="P43">Version 2.1.0 :</text:p>
        </text:list-item>
      </text:list>
      <text:list xml:id="list9091917718699275122" text:style-name="L5">
        <text:list-item>
          <text:list>
            <text:list-item>
              <text:p text:style-name="P46">An extension can define several toolbars (instead of only one).</text:p>
            </text:list-item>
            <text:list-item>
              <text:p text:style-name="P46">The list of Application contexts is revised, see chapter 3.5.</text:p>
            </text:list-item>
            <text:list-item>
              <text:p text:style-name="P46">The argument of <text:span text:style-name="InstructionMacro">beginMergeInstruction</text:span> becomes mandatory.</text:p>
            </text:list-item>
          </text:list>
        </text:list-item>
      </text:list>
      <text:list xml:id="list41443565" text:continue-list="list41458196" text:style-name="L2">
        <text:list-item>
          <text:p text:style-name="P43">Version 2.0.0 :</text:p>
        </text:list-item>
      </text:list>
      <text:list xml:id="list7394926441310821757" text:style-name="L6">
        <text:list-item>
          <text:list>
            <text:list-item>
              <text:p text:style-name="P47">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7"><text:s/>As a consequence of above, block <text:span text:style-name="InstructionMacro">Dependencies</text:span> and instruction <text:span text:style-name="InstructionMacro">setOOoDependency</text:span> are suppressed.</text:p>
            </text:list-item>
            <text:list-item>
              <text:p text:style-name="P47">Arg3 of <text:span text:style-name="InstructionMacro">beginDescription</text:span> is no longer used.</text:p>
            </text:list-item>
            <text:list-item>
              <text:p text:style-name="P47">Syntax of Block <text:span text:style-name="InstructionMacro">UpdateInformation</text:span> and instruction <text:span text:style-name="InstructionMacro">setUpdateSource</text:span> have changed.</text:p>
            </text:list-item>
            <text:list-item>
              <text:p text:style-name="P47">Syntax of instruction <text:span text:style-name="InstructionMacro">setLicense</text:span> has changed.</text:p>
            </text:list-item>
            <text:list-item>
              <text:p text:style-name="P47">Some obsolete extension features are no longer supported. Compiled extensions now need OpenOffice.org version 2.4 or more recent (LibreOffice, Apache OpenOffice).</text:p>
            </text:list-item>
            <text:list-item>
              <text:p text:style-name="P47">Macros of this document are now published under Apache License version 2.0.</text:p>
            </text:list-item>
          </text:list>
        </text:list-item>
      </text:list>
      <text:list xml:id="list41450281" text:continue-list="list41443565" text:style-name="L2">
        <text:list-item>
          <text:p text:style-name="P43">Version 1.5.3 :</text:p>
        </text:list-item>
      </text:list>
      <text:list xml:id="list5103281427453169585" text:style-name="L7">
        <text:list-item>
          <text:list>
            <text:list-item>
              <text:p text:style-name="P48">Help pages containing an hyperlink to an OpenOffice help page : a macro provides now the address of the page. See explanations at <text:span text:style-name="T8">Page7 : Hyperlinks</text:span>.</text:p>
            </text:list-item>
            <text:list-item>
              <text:p text:style-name="P48">The license examples are purged from the directives for use which are not part of the license itself.</text:p>
            </text:list-item>
            <text:list-item>
              <text:p text:style-name="P48">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5385744711343748139" text:style-name="L8">
        <text:list-item>
          <text:p text:style-name="P49">Basic library Standard, Module1 : your instruction inside the Sub myExtension</text:p>
        </text:list-item>
        <text:list-item>
          <text:p text:style-name="P49"><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49">Localized <text:a xlink:type="simple" xlink:href="#6.4.2.Help pages for ExtensionCompiler|outline" text:style-name="Internet_20_link" text:visited-style-name="Visited_20_Internet_20_Link">help text pages and trees</text:a>.</text:p>
        </text:list-item>
      </text:list>
      <text:h text:style-name="P79"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curly_de-DE</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83"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5" svg:width="0.802cm" svg:height="0.451cm" svg:x="2.3cm" svg:y="0.199cm" draw:control="control1"/><draw:control text:anchor-type="paragraph" draw:z-index="6" draw:style-name="gr1" draw:text-style-name="P85"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5" svg:width="0.802cm" svg:height="0.451cm" svg:x="2.304cm" svg:y="0.199cm" draw:control="control3"/><draw:control text:anchor-type="paragraph" draw:z-index="8" draw:style-name="gr1" draw:text-style-name="P85" svg:width="9cm" svg:height="0.451cm" svg:x="3.6cm" svg:y="0.196cm" draw:control="control4"/>To version</text:p>
      <text:p text:style-name="Frame_20_contents"/>
      <text:p text:style-name="Frame_20_contents"/>
      <text:p text:style-name="Frame_20_contents"><draw:control text:anchor-type="paragraph" draw:z-index="9" draw:style-name="gr1" draw:text-style-name="P86" svg:width="8.362cm" svg:height="0.689cm" svg:x="3.621cm" svg:y="0.252cm" draw:control="control5"/></text:p>
      <text:p text:style-name="Frame_20_contents"/>
      <text:p text:style-name="P34">Compilation results</text:p>
      <text:p text:style-name="P34"><draw:control text:anchor-type="paragraph" draw:z-index="10" draw:style-name="gr1" draw:text-style-name="P87"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82"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5" svg:width="0.802cm" svg:height="0.451cm" svg:x="2.33cm" svg:y="0.199cm" draw:control="control6"/><draw:control text:anchor-type="paragraph" draw:z-index="13" draw:style-name="gr1" draw:text-style-name="P85"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5" svg:width="0.802cm" svg:height="0.451cm" svg:x="2.33cm" svg:y="0.199cm" draw:control="control8"/><draw:control text:anchor-type="paragraph" draw:z-index="15" draw:style-name="gr1" draw:text-style-name="P85"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6"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2"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5" svg:width="0.802cm" svg:height="0.451cm" svg:x="2.33cm" svg:y="0.199cm" draw:control="control11"/><draw:control text:anchor-type="paragraph" draw:z-index="20" draw:style-name="gr1" draw:text-style-name="P85"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7" svg:width="14.001cm" svg:height="4.001cm" svg:x="0.4cm" svg:y="0.459cm" draw:control="control16"/></text:p>
      <text:p text:style-name="Frame_20_contents"/>
     </draw:text-box>
    </draw:frame></text:p>
      <text:h text:style-name="P79"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37395876064900820" text:style-name="L9">
        <text:list-item>
          <text:p text:style-name="P50">Description</text:p>
        </text:list-item>
        <text:list-item>
          <text:p text:style-name="P50">Annexes</text:p>
        </text:list-item>
        <text:list-item>
          <text:p text:style-name="P50">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635827058248652428" text:style-name="L10">
        <text:list-item>
          <text:p text:style-name="P51">Script libraries (Basic, JavaScript, Python, etc) or Dialog libraries, or other non-component libraries,</text:p>
        </text:list-item>
        <text:list-item>
          <text:p text:style-name="P51">shared component libraries,</text:p>
        </text:list-item>
        <text:list-item>
          <text:p text:style-name="P51">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1520761770576129982" text:style-name="L11">
        <text:list-item>
          <text:p text:style-name="P52">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3827131626955204770" text:style-name="L12">
        <text:list-item text:start-value="1">
          <text:p text:style-name="P53">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3">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2">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2"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1237058108031073202" text:style-name="L13">
        <text:list-item>
          <text:p text:style-name="P54">A Feed file contains the internet addresses for one or more Update Information files (each for an extension).</text:p>
        </text:list-item>
        <text:list-item>
          <text:p text:style-name="P54">The Update Information File mainly contains dependency information about the new version, and :</text:p>
        </text:list-item>
      </text:list>
      <text:list xml:id="list1135519032347805327" text:style-name="L14">
        <text:list-item>
          <text:p text:style-name="P55">either the internet address to download the new version of the extension</text:p>
        </text:list-item>
        <text:list-item>
          <text:p text:style-name="P55">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4">
     <draw:text-box fo:min-height="4.898cm">
      <text:p text:style-name="Frame_20_contents"><draw:frame draw:style-name="fr6" draw:name="images2" text:anchor-type="paragraph" svg:width="18.087cm" svg:height="7.091cm" draw:z-index="25"><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
     <draw:text-box fo:min-height="4.001cm">
      <text:p text:style-name="Frame_20_contents"><draw:frame draw:style-name="fr6" draw:name="images3" text:anchor-type="paragraph" svg:width="18.087cm" svg:height="10.777cm" draw:z-index="3"><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794603386609332601" text:style-name="L15">
        <text:list-item text:start-value="1">
          <text:p text:style-name="P56">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6">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3"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8738955279898846171" text:style-name="L16">
        <text:list-item>
          <text:p text:style-name="P57">Arg1 : <text:span text:style-name="InstructionMacro">String</text:span> : mandatory : <text:span text:style-name="InstructionMacro">"File"</text:span> or <text:span text:style-name="InstructionMacro">"Schema"</text:span></text:p>
        </text:list-item>
        <text:list-item>
          <text:p text:style-name="P57">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5431127956058185177" text:style-name="L17">
        <text:list-item>
          <text:p text:style-name="P58">Arg1 : <text:span text:style-name="InstructionMacro">String</text:span> : mandatory, type of control used for the button</text:p>
        </text:list-item>
      </text:list>
      <text:list xml:id="list3016843382490198213" text:style-name="L18">
        <text:list-item>
          <text:p text:style-name="P59">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592627762115559734" text:style-name="L19">
        <text:list-item>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3336941531292492240" text:style-name="L20">
        <text:list-item text:start-value="1">
          <text:p text:style-name="P61">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1">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1">Arg1 : <text:span text:style-name="InstructionMacro">String</text:span> : mandatory ; URL path to an image file ; the path is relative to the extension folder.</text:p>
        </text:list-item>
        <text:list-item text:start-value="1">
          <text:p text:style-name="P61">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5553695634400485909" text:style-name="L21">
        <text:list-item>
          <text:p text:style-name="P62">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2802717549789980899" text:style-name="L22">
        <text:list-item>
          <text:p text:style-name="P63">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5">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78">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5">if at installation, no license is appropriate for the locale, the first license is displayed.</text:p>
        </text:list-item>
        <text:list-item>
          <text:p text:style-name="P63">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2">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2">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2">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2">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5971361124399062970" text:style-name="L23">
        <text:list-item>
          <text:p text:style-name="P64">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4">Arg1 : <text:span text:style-name="InstructionMacro">String</text:span> : mandatory ; property name</text:p>
        </text:list-item>
        <text:list-item>
          <text:p text:style-name="P64">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name of the publisher.</text:p>
        </text:list-item>
        <text:list-item>
          <text:p text:style-name="P60">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429858690146378346" text:style-name="L24">
        <text:list-item>
          <text:p text:style-name="P65">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6402975614640032491"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9115529323232032992" text:style-name="L26">
        <text:list-item text:start-value="1">
          <text:p text:style-name="P66">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6">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2499334693269860013" text:style-name="L27">
        <text:list-item>
          <text:p text:style-name="P67">Arg1 : <text:span text:style-name="InstructionMacro">String</text:span> : how to find the update.xml file</text:p>
        </text:list-item>
        <text:list-item>
          <text:p text:style-name="P76"><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76"><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67">Arg2 : <text:span text:style-name="InstructionMacro">String</text:span> : how to find the oxt file</text:p>
        </text:list-item>
        <text:list-item>
          <text:p text:style-name="P76"><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76"><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6050455451721596183" text:style-name="L28">
        <text:list-item>
          <text:p text:style-name="P68">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8">Arg2 : <text:span text:style-name="InstructionMacro">String</text:span> : the library name (which is also the name of the folder containing the Basic library).</text:p>
        </text:list-item>
        <text:list-item>
          <text:p text:style-name="P68">Arg3 : <text:span text:style-name="InstructionMacro">String</text:span> : the name of the module containing the macro.</text:p>
        </text:list-item>
        <text:list-item>
          <text:p text:style-name="P68">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8262024055198381854" text:style-name="L29">
        <text:list-item>
          <text:p text:style-name="P69">Arg1 : <text:span text:style-name="InstructionMacro">String</text:span> : <text:span text:style-name="InstructionMacro">"BeanShell"</text:span></text:p>
        </text:list-item>
        <text:list-item>
          <text:p text:style-name="P69">Arg2 : <text:span text:style-name="InstructionMacro">String</text:span> : the library name (which is also the name of the folder containing the BeanShell library).</text:p>
        </text:list-item>
        <text:list-item>
          <text:p text:style-name="P69">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2500827512286760192" text:style-name="L30">
        <text:list-item>
          <text:p text:style-name="P70">Arg1 : <text:span text:style-name="InstructionMacro">String</text:span> : <text:span text:style-name="InstructionMacro">"JavaScript"</text:span></text:p>
        </text:list-item>
        <text:list-item>
          <text:p text:style-name="P70">Arg2 : <text:span text:style-name="InstructionMacro">String</text:span> : the library name (which is also the name of the folder containing the JavaScript library).</text:p>
        </text:list-item>
        <text:list-item>
          <text:p text:style-name="P70">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6836926098110287373" text:style-name="L31">
        <text:list-item>
          <text:p text:style-name="P71">Arg1 : <text:span text:style-name="InstructionMacro">String</text:span> : <text:span text:style-name="InstructionMacro">"Java"</text:span></text:p>
        </text:list-item>
        <text:list-item>
          <text:p text:style-name="P71">Arg2 : <text:span text:style-name="InstructionMacro">String</text:span> : the library name (which is also the name of the folder containing the Java library).</text:p>
        </text:list-item>
        <text:list-item>
          <text:p text:style-name="P71">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1">Arg1 : <text:span text:style-name="InstructionMacro">String</text:span> : <text:span text:style-name="InstructionMacro">"Python"</text:span></text:p>
        </text:list-item>
        <text:list-item>
          <text:p text:style-name="P71">Arg2 : <text:span text:style-name="InstructionMacro">String</text:span> : the path to the Python file, relative to the extension folder</text:p>
        </text:list-item>
        <text:list-item>
          <text:p text:style-name="P71">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5716523637949066182" text:style-name="L32">
        <text:list-item>
          <text:p text:style-name="P72">Arg1 : <text:span text:style-name="InstructionMacro">String</text:span> : ""</text:p>
        </text:list-item>
        <text:list-item>
          <text:p text:style-name="P72">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8912218621410007725"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7"><text:span text:style-name="InstructionMacro">"Basic"</text:span> : folder containing the Basic Library (code and dialog modules)</text:p>
        </text:list-item>
        <text:list-item>
          <text:p text:style-name="P77"><text:span text:style-name="InstructionMacro">"Dialog"</text:span> : folder containing the Dialog Library (dialog modules only)</text:p>
        </text:list-item>
        <text:list-item>
          <text:p text:style-name="P77"><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7"><text:span text:style-name="InstructionMacro">"Python"</text:span> : folder containing the python file(s) containing the script(s)</text:p>
        </text:list-item>
        <text:list-item>
          <text:p text:style-name="P77"><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5544435539232186346" text:style-name="L34">
        <text:list-item>
          <text:p text:style-name="P73">first create the library in My Macros with the user interface, and test your routines ;</text:p>
        </text:list-item>
        <text:list-item>
          <text:p text:style-name="P73">copy the folder that OOo created from your <text:span text:style-name="InstructionMacro">user/</text:span> folder to your extension folder ; for Basic, use the « Export as Basic library » facility</text:p>
        </text:list-item>
        <text:list-item>
          <text:p text:style-name="P73">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1">Arg1 : <text:span text:style-name="InstructionMacro">String</text:span> : begins with <text:span text:style-name="InstructionMacro">"media-type="</text:span> followed by the complete media type string</text:p>
        </text:list-item>
        <text:list-item>
          <text:p text:style-name="P71">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0"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1"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79" text:outline-level="1"><text:bookmark-start text:name="__RefHeading__78142_325084090"/>Data used by extension <text:file-name text:display="name">curly_de-DE</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curly (de-DE)</text:p>
      <text:p text:style-name="tooltipText"/>
      <text:p text:style-name="tooltipLang"><text:bookmark-start text:name="__RefHeading__44467_325084090"/>Tooltip de<text:bookmark-end text:name="__RefHeading__44467_325084090"/></text:p>
      <text:p text:style-name="descrText">curly (de-DE) </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curly (de-DE).</text:p>
      <text:p text:style-name="descrText"><text:soft-page-break/>Smart quotes, typographical apostrophes, ellipses and so on.</text:p>
      <text:p text:style-name="descrLang"><text:bookmark-start text:name="__RefHeading__78156_325084090"/>Description de<text:bookmark-end text:name="__RefHeading__78156_325084090"/></text:p>
      <text:p text:style-name="descrText">curly (de-DE) .</text:p>
      <text:p text:style-name="descrText">Typographische Anführungszeichen, Apostrophe, Ellipsen und so weiter.</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3309979235232717833" text:style-name="L35">
        <text:list-item>
          <text:p text:style-name="P74">Create a Writer file containing the licenses (possibly in several languages). You can of course have a Table of Contents and use formatting. </text:p>
        </text:list-item>
        <text:list-item>
          <text:p text:style-name="P74">In order to provide a read-only text, convert the Writer file to PDF and store the PDF in the folder dedicated to your extension. </text:p>
        </text:list-item>
        <text:list-item>
          <text:p text:style-name="P74">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8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4960857858883076184"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3940920303582911220"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4057246314684668918"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41446199"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958414855166245243"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6443871898673132286"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384147735182233971"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97</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98</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98</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98</dc:date>
     <text:p>internal</text:p>
     <text:p>Page2</text:p>
     <text:p/>
    </office:annotation>Paragraph styles</text:p>
      <text:p text:style-name="P28"><office:annotation>
     <dc:creator>BM</dc:creator>
     <dc:date>2008-03-13T00:00:00.99</dc:date>
     <text:p>internal</text:p>
     <text:p>Page7</text:p>
     <text:p/>
    </office:annotation>Hyperlinks</text:p>
      <text:p text:style-name="hlp_5f_paragraph"><text:span text:style-name="T14"><office:annotation>
      <dc:creator>BM</dc:creator>
      <dc:date>2008-03-13T00:00:00.99</dc:date>
      <text:p>internal</text:p>
      <text:p>Page3</text:p>
      <text:p/>
     </office:annotation></text:span><text:span text:style-name="T14">Text formatting</text:span></text:p>
      <text:p text:style-name="P28"><office:annotation>
     <dc:creator>BM</dc:creator>
     <dc:date>2008-03-26T00:00:00.99</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99</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99</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99</dc:date>
     <text:p>external</text:p>
     <text:p>text/swriter/main0210.xhp</text:p>
     <text:p/>
    </office:annotation><text:span text:style-name="T14">Preview topic</text:span> </text:p>
      <text:p text:style-name="hlp_5f_paragraph">This hyperlink displays <text:s/><office:annotation>
     <dc:creator>BM</dc:creator>
     <dc:date>2008-03-15T00:00:00.99</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41451221" text:continue-list="list4960857858883076184"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41450618" text:continue-list="list41446199"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41448177" text:continue-list="list41451221"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curly_de-DE</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curly_de-DE</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9" meta:word-count="13217" meta:character-count="81867"/>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curly_de-DE", "0.99.0") ' fill with your values
  setExtensionDescription("en, de")
  setDisplayName("en", "curly (de-DE)")
  setDisplayName("de", "curly (de-DE)")
  setTooltip("en, de", "en") ' deprecated ! starting from 3.1,use instead setExtensionDescription
endDescription  


beginAnnexes 
  useLibrary("Basic", "curly_de-DE/")
endAnnexes


beginAddonUI


  beginOfficeToolbar

    beginTbTitles("Writer")
      setTitle("curly de-DE")
    endTbTitles

		beginButton()
            beginTitles("Writer")
              setTitle("Convert ellipses and apostrophes", "en")
              setTitle("Konvertiere Ellipsen und Apostrophe", "de")
            endTitles
            setURL("Basic", "curly_de-DE", "Common", "Main")
			setImage("icons/Work")
		endButton

		beginButton()
            beginTitles("Writer")
              setTitle("en-dash to two hyphens (– → --)", "en")
              setTitle("Gedankenstrich zu zwei Trennstrichen (– → --)", "de")
            endTitles
            setURL("Basic", "curly_de-DE", "Revert", "Dash")
			setImage("icons/DoubleHyphen")
		endButton    

		beginButton()
            beginTitles("Writer")
              setTitle("two hyphens to en-dash (-- → –)", "en")
              setTitle("zwei Trennstriche zu Gedankenstrich (-- → –)", "de")
            endTitles
            setURL("Basic", "curly_de-DE", "Common", "En_dash")
			setImage("icons/EnDash")
		endButton    

        addSeparator

		beginButton()
            beginTitles("Writer")
              setTitle("Show direct speech (works with german style quotation marks)", "en")
              setTitle("Zeige wörtliche Rede", "de")
            endTitles
            setURL("Basic", "curly_de-DE", "QM_de_DE", "ShowDirectSpeech")
			setImage("icons/DirectSpeech")
		endButton

        addSeparator

		beginButton()
            beginTitles("Writer")
              setTitle("Back to standard view", "en")
              setTitle("Zurück zur Normalansicht", "de")
            endTitles
            setURL("Basic", "curly_de-DE", "QM_de_DE", "StandardView")
			setImage("icons/StandardView")
		endButton    

  endOfficeToolbar


  beginAddonMenu

    beginMenu
      beginTitles
	    setTitle("curly de-DE")
      endTitles

      beginMenuItems

		beginCommand
            beginTitles("Writer")
              setTitle("Format all to German typographical style", "en")
              setTitle("Formatiere alles nach deutschen Regeln", "de")
            endTitles
            setURL("Basic", "curly_de-DE", "QM_de_DE", "Main")
		endCommand
		
		beginCommand
            beginTitles("Writer")
              setTitle("Back to typewriter style", "en")
              setTitle("Zurück zum Schreibmaschinenstil", "de")
            endTitles
            setURL("Basic", "curly_de-DE", "QM_de_DE", "TypewriterView")
		endCommand

        addSeparator

		beginCommand
            beginTitles("Writer")
              setTitle("Convert quotes into exchange format", "en")
              setTitle("Anführungszeichen in Austauschformat umwandeln", "de")
            endTitles
            setURL("Basic", "curly_de-DE", "QM_de_DE", "SubstituteQuotes")
		endCommand

        addSeparator
        
		beginCommand
            beginTitles("Writer")
              setTitle("Gedankenstriche und Ellipsen gegen Trennung schützen", "de")
              setTitle("Protect dashes and ellipses against hyphenation", "en")
            endTitles
            setURL("Basic", "curly_de-DE", "QM_de_DE", "ProtectQM")
		endCommand

		beginCommand
            beginTitles("Writer")
              setTitle("Trennschutz für Gedankenstriche und Ellipsen aufheben", "de")
              setTitle("Unprotect dashes and ellipses against hyphenation", "en")
            endTitles
            setURL("Basic", "curly_de-DE", "QM_de_DE", "UnprotectQM")
		endCommand

        addSeparator

		beginCommand
		    beginTitles("Writer")
              setTitle("Number sign to apostrophe (# → ’)", "en")
              setTitle("Raute zu Apostroph (# → ’)", "de")
            endTitles
            setURL("Basic", "curly_de-DE", "Common", "Apostrophe")
			setImage("icons/Apostrophe")
		endCommand

		beginCommand
            beginTitles("Writer")
              setTitle("Three periods to ellipsis (... → …)", "en")
             setTitle("Drei Punkte zu Ellipse (... → …)", "de")
             endTitles
            setURL("Basic", "curly_de-DE", "Common", "Ellipsis")
			setImage("icons/Ellipsis")
		endCommand
		
		beginCommand
            beginTitles("Writer")
              setTitle("Two hyphens to en-dash (-- → –)", "en")
              setTitle("Zwei Trennstriche zu Gedankenstrich (-- → –)", "de")
            endTitles
            setURL("Basic", "curly_de-DE", "Common", "En_dash")
		endCommand
		
		beginCommand
            beginTitles("Writer")
              setTitle("En-dash to two hyphens (– → --)", "en")
              setTitle("Gedankenstrich zu zwei Trennstrichen (– → --)", "de")
            endTitles
            setURL("Basic", "curly_de-DE", "Revert", "Dash")
		endCommand
		
        addSeparator

		beginCommand
            beginTitles("Writer")
              setTitle("German style quotation marks to chevrons („, ‘“ → »› ‹«)", "en")
              setTitle("Gänsefüßchen zu Chevrons („, ‘“ → »› ‹«)", "de")
            endTitles
            setURL("Basic", "curly_de-DE", "QM_de_DE", "AlternativeQuotes")
		endCommand
		
		beginCommand
            beginTitles("Writer")
              setTitle("Chevrons to German style quotation marks (»› ‹« → „, ‘“)", "en")
              setTitle("Chevrons zu Gänsefüßchen (»› ‹« → „, ‘“)", "de")
            endTitles
            setURL("Basic", "curly_de-DE", "QM_de_DE", "NormalQuotes")
		endCommand

        addSeparator
        
 		beginCommand
            beginTitles("Writer")
              setTitle("Show direct speech (works with german style quotation marks)", "en")
              setTitle("Zeige wörtliche Rede", "de")
            endTitles
            setURL("Basic", "curly_de-DE", "QM_de_DE", "ShowDirectSpeech")
		endCommand

		beginCommand
            beginTitles("Writer")
              setTitle("Back to standard view", "en")
              setTitle("Zurück zur Normalansicht", "de")
            endTitles
            setURL("Basic", "curly_de-DE", "QM_de_DE", "StandardView")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